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ec3ab" officeooo:paragraph-rsid="000ec3ab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orizontal_20_Line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mart Economato</text:h>
      <text:h text:style-name="P2" text:outline-level="2">Entidades</text:h>
      <text:list text:style-name="L1">
        <text:list-item>
          <text:p text:style-name="P3"><text:span text:style-name="Strong_20_Emphasis">Usuario</text:span></text:p>
          <text:list>
            <text:list-item>
              <text:p text:style-name="P3">(PK) id_usuario</text:p>
            </text:list-item>
            <text:list-item>
              <text:p text:style-name="P3">nombre</text:p>
            </text:list-item>
            <text:list-item>
              <text:p text:style-name="P3">email / nombre_usuario</text:p>
            </text:list-item>
            <text:list-item>
              <text:p text:style-name="P3">password_hash</text:p>
            </text:list-item>
            <text:list-item>
              <text:p text:style-name="P3">rol (<text:span text:style-name="Source_20_Text">admin</text:span>, <text:span text:style-name="Source_20_Text">profesor</text:span>, <text:span text:style-name="Source_20_Text">alumno</text:span>)</text:p>
            </text:list-item>
            <text:list-item>
              <text:p text:style-name="P3">activo (boolean)</text:p>
            </text:list-item>
            <text:list-item>
              <text:p text:style-name="P3">ultimo_login (datetime)</text:p>
            </text:list-item>
            <text:list-item>
              <text:p text:style-name="P3">ultima_actividad (datetime)</text:p>
            </text:list-item>
          </text:list>
        </text:list-item>
        <text:list-item>
          <text:p text:style-name="P3"><text:span text:style-name="Strong_20_Emphasis">Producto</text:span></text:p>
          <text:list>
            <text:list-item>
              <text:p text:style-name="P3">(PK) id_producto</text:p>
            </text:list-item>
            <text:list-item>
              <text:p text:style-name="P3">nombre</text:p>
            </text:list-item>
            <text:list-item>
              <text:p text:style-name="P3">categoría</text:p>
            </text:list-item>
            <text:list-item>
              <text:p text:style-name="P3">unidad (kg, ud, l, etc.)</text:p>
            </text:list-item>
            <text:list-item>
              <text:p text:style-name="P3">código_barras</text:p>
            </text:list-item>
            <text:list-item>
              <text:p text:style-name="P3">stock_minimo</text:p>
            </text:list-item>
          </text:list>
        </text:list-item>
        <text:list-item>
          <text:p text:style-name="P3"><text:span text:style-name="Strong_20_Emphasis">Proveedor</text:span></text:p>
          <text:list>
            <text:list-item>
              <text:p text:style-name="P3">(PK) id_proveedor</text:p>
            </text:list-item>
            <text:list-item>
              <text:p text:style-name="P3">nombre</text:p>
            </text:list-item>
          </text:list>
        </text:list-item>
        <text:list-item>
          <text:p text:style-name="P3"><text:span text:style-name="Strong_20_Emphasis">Recepcion (albarán)</text:span></text:p>
          <text:list>
            <text:list-item>
              <text:p text:style-name="P3">(PK) id_recepcion</text:p>
            </text:list-item>
            <text:list-item>
              <text:p text:style-name="P3">(FK) id_proveedor → Proveedor.id_proveedor</text:p>
            </text:list-item>
            <text:list-item>
              <text:p text:style-name="P3">nº_albaran</text:p>
            </text:list-item>
            <text:list-item>
              <text:p text:style-name="P3">fecha</text:p>
            </text:list-item>
            <text:list-item>
              <text:p text:style-name="P3">observaciones</text:p>
            </text:list-item>
            <text:list-item>
              <text:p text:style-name="P3">(FK) recibido_por → Usuario.id_usuario</text:p>
            </text:list-item>
          </text:list>
        </text:list-item>
        <text:list-item>
          <text:p text:style-name="P3"><text:span text:style-name="Strong_20_Emphasis">RecepcionDetalle</text:span></text:p>
          <text:list>
            <text:list-item>
              <text:p text:style-name="P3">(PK) id_detalle</text:p>
            </text:list-item>
            <text:list-item>
              <text:p text:style-name="P3">(FK) id_recepcion → Recepcion.id_recepcion</text:p>
            </text:list-item>
            <text:list-item>
              <text:p text:style-name="P3"><text:soft-page-break/>(FK) id_producto → Producto.id_producto</text:p>
            </text:list-item>
            <text:list-item>
              <text:p text:style-name="P3">cantidad</text:p>
            </text:list-item>
            <text:list-item>
              <text:p text:style-name="P3">coste_unitario</text:p>
            </text:list-item>
          </text:list>
        </text:list-item>
        <text:list-item>
          <text:p text:style-name="P3"><text:span text:style-name="Strong_20_Emphasis">PedidoInterno</text:span></text:p>
          <text:list>
            <text:list-item>
              <text:p text:style-name="P3">(PK) id_pedido</text:p>
            </text:list-item>
            <text:list-item>
              <text:p text:style-name="P3">(FK) solicitante → Usuario.id_usuario</text:p>
            </text:list-item>
            <text:list-item>
              <text:p text:style-name="P3">fecha_pedido</text:p>
            </text:list-item>
            <text:list-item>
              <text:p text:style-name="P3">fecha_entrega</text:p>
            </text:list-item>
            <text:list-item>
              <text:p text:style-name="P3">estado</text:p>
            </text:list-item>
            <text:list-item>
              <text:p text:style-name="P3">observaciones</text:p>
            </text:list-item>
          </text:list>
        </text:list-item>
        <text:list-item>
          <text:p text:style-name="P3"><text:span text:style-name="Strong_20_Emphasis">PedidoInternoLinea</text:span></text:p>
          <text:list>
            <text:list-item>
              <text:p text:style-name="P3">(PK) id_linea</text:p>
            </text:list-item>
            <text:list-item>
              <text:p text:style-name="P3">(FK) id_pedido → PedidoInterno.id_pedido</text:p>
            </text:list-item>
            <text:list-item>
              <text:p text:style-name="P3">(FK) id_producto → Producto.id_producto</text:p>
            </text:list-item>
            <text:list-item>
              <text:p text:style-name="P3">cantidad</text:p>
            </text:list-item>
            <text:list-item>
              <text:p text:style-name="P3">coste_unitario</text:p>
            </text:list-item>
          </text:list>
        </text:list-item>
        <text:list-item>
          <text:p text:style-name="P3"><text:span text:style-name="Strong_20_Emphasis">BajaInventario</text:span></text:p>
          <text:list>
            <text:list-item>
              <text:p text:style-name="P3">(PK) id_baja</text:p>
            </text:list-item>
            <text:list-item>
              <text:p text:style-name="P3">(FK) id_producto → Producto.id_producto</text:p>
            </text:list-item>
            <text:list-item>
              <text:p text:style-name="P3">(FK) usuario_id → Usuario.id_usuario</text:p>
            </text:list-item>
            <text:list-item>
              <text:p text:style-name="P3">fecha</text:p>
            </text:list-item>
            <text:list-item>
              <text:p text:style-name="P3">cantidad</text:p>
            </text:list-item>
            <text:list-item>
              <text:p text:style-name="P3">motivo</text:p>
            </text:list-item>
            <text:list-item>
              <text:p text:style-name="P3">coste_unitario (opcional)</text:p>
            </text:list-item>
          </text:list>
        </text:list-item>
        <text:list-item>
          <text:p text:style-name="P3"><text:span text:style-name="Strong_20_Emphasis">FichaTecnica (receta/escandallo)</text:span></text:p>
          <text:list>
            <text:list-item>
              <text:p text:style-name="P3">(PK) id_ficha</text:p>
            </text:list-item>
            <text:list-item>
              <text:p text:style-name="P3">producto_final (texto o FK → Producto si se quiere ligar)</text:p>
            </text:list-item>
            <text:list-item>
              <text:p text:style-name="P3">descripcion</text:p>
            </text:list-item>
            <text:list-item>
              <text:p text:style-name="P3">alergenos</text:p>
            </text:list-item>
          </text:list>
        </text:list-item>
        <text:list-item>
          <text:p text:style-name="P3"><text:span text:style-name="Strong_20_Emphasis">FichaIngrediente</text:span></text:p>
          <text:list>
            <text:list-item>
              <text:p text:style-name="P3">(PK) id_ficha_ing</text:p>
            </text:list-item>
            <text:list-item>
              <text:p text:style-name="P3">(FK) id_ficha → FichaTecnica.id_ficha</text:p>
            </text:list-item>
            <text:list-item>
              <text:p text:style-name="P3"><text:soft-page-break/>(FK) id_producto → Producto.id_producto</text:p>
            </text:list-item>
            <text:list-item>
              <text:p text:style-name="P3">cantidad</text:p>
            </text:list-item>
            <text:list-item>
              <text:p text:style-name="P3">rendimiento_pct (opcional, si varía por receta)</text:p>
            </text:list-item>
          </text:list>
        </text:list-item>
        <text:list-item>
          <text:p text:style-name="P3"><text:span text:style-name="Strong_20_Emphasis">RendimientoIngrediente (general por producto)</text:span></text:p>
          <text:list>
            <text:list-item>
              <text:p text:style-name="P3">(PK) id_rendimiento</text:p>
            </text:list-item>
            <text:list-item>
              <text:p text:style-name="P3">(FK) id_producto → Producto.id_producto</text:p>
            </text:list-item>
            <text:list-item>
              <text:p text:style-name="P3">peso_bruto</text:p>
            </text:list-item>
            <text:list-item>
              <text:p text:style-name="P3">peso_neto</text:p>
            </text:list-item>
            <text:list-item>
              <text:p text:style-name="P3">%rendimiento</text:p>
            </text:list-item>
          </text:list>
        </text:list-item>
        <text:list-item>
          <text:p text:style-name="P3"><text:span text:style-name="Strong_20_Emphasis">Actividad</text:span></text:p>
          <text:list>
            <text:list-item>
              <text:p text:style-name="P3">(PK) id_actividad</text:p>
            </text:list-item>
            <text:list-item>
              <text:p text:style-name="P3">(FK) id_usuario → Usuario.id_usuario</text:p>
            </text:list-item>
            <text:list-item>
              <text:p text:style-name="P3">fecha_hora</text:p>
            </text:list-item>
            <text:list-item>
              <text:p text:style-name="P3">accion (ej: <text:span text:style-name="Source_20_Text">login</text:span>, <text:span text:style-name="Source_20_Text">pedido_creado</text:span>, <text:span text:style-name="Source_20_Text">baja_registrada</text:span>)</text:p>
            </text:list-item>
            <text:list-item>
              <text:p text:style-name="P3">entidad (ej: <text:span text:style-name="Source_20_Text">Recepcion</text:span>, <text:span text:style-name="Source_20_Text">PedidoInterno</text:span>)</text:p>
            </text:list-item>
            <text:list-item>
              <text:p text:style-name="P3">entidad_id (id del registro afectado)</text:p>
            </text:list-item>
            <text:list-item>
              <text:p text:style-name="P3">detalle (texto/JSON opcional)</text:p>
            </text:list-item>
          </text:list>
        </text:list-item>
      </text:list>
      <text:p text:style-name="P4"/>
      <text:h text:style-name="P2" text:outline-level="2">Relaciones y cardinalidades</text:h>
      <text:list text:style-name="L2">
        <text:list-item>
          <text:p text:style-name="P5"><text:span text:style-name="Strong_20_Emphasis">Usuario (1) — (N) PedidoInterno</text:span></text:p>
        </text:list-item>
        <text:list-item>
          <text:p text:style-name="P5"><text:span text:style-name="Strong_20_Emphasis">Usuario (1) — (N) BajaInventario</text:span></text:p>
        </text:list-item>
        <text:list-item>
          <text:p text:style-name="P5"><text:span text:style-name="Strong_20_Emphasis">Usuario (1) — (N) Recepcion</text:span></text:p>
        </text:list-item>
        <text:list-item>
          <text:p text:style-name="P5"><text:span text:style-name="Strong_20_Emphasis">Usuario (1) — (N) Actividad</text:span></text:p>
        </text:list-item>
        <text:list-item>
          <text:p text:style-name="P5"><text:span text:style-name="Strong_20_Emphasis">Proveedor (1) — (N) Recepcion</text:span></text:p>
        </text:list-item>
        <text:list-item>
          <text:p text:style-name="P5"><text:span text:style-name="Strong_20_Emphasis">Recepcion (1) — (N) RecepcionDetalle</text:span></text:p>
        </text:list-item>
        <text:list-item>
          <text:p text:style-name="P5"><text:span text:style-name="Strong_20_Emphasis">Producto (1) — (N) RecepcionDetalle</text:span></text:p>
        </text:list-item>
        <text:list-item>
          <text:p text:style-name="P5"><text:span text:style-name="Strong_20_Emphasis">PedidoInterno (1) — (N) PedidoInternoLinea</text:span></text:p>
        </text:list-item>
        <text:list-item>
          <text:p text:style-name="P5"><text:span text:style-name="Strong_20_Emphasis">Producto (1) — (N) PedidoInternoLinea</text:span></text:p>
        </text:list-item>
        <text:list-item>
          <text:p text:style-name="P5"><text:span text:style-name="Strong_20_Emphasis">Producto (1) — (N) BajaInventario</text:span></text:p>
        </text:list-item>
        <text:list-item>
          <text:p text:style-name="P5"><text:span text:style-name="Strong_20_Emphasis">Producto (1) — (1) FichaTecnica (si se quiere receta final ligada al producto)</text:span></text:p>
        </text:list-item>
        <text:list-item>
          <text:p text:style-name="P5"><text:span text:style-name="Strong_20_Emphasis">FichaTecnica (1) — (N) FichaIngrediente</text:span></text:p>
        </text:list-item>
        <text:list-item>
          <text:p text:style-name="P5"><text:span text:style-name="Strong_20_Emphasis">Producto (1) — (N) FichaIngrediente</text:span></text:p>
        </text:list-item>
        <text:list-item>
          <text:p text:style-name="P5"><text:soft-page-break/><text:span text:style-name="Strong_20_Emphasis">Producto (1) — (N) RendimientoIngrediente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08:43:50.129000000</meta:creation-date>
    <dc:date>2025-09-29T19:45:36.529269400</dc:date>
    <meta:editing-duration>PT1H54M26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95" meta:word-count="336" meta:character-count="2252" meta:non-whitespace-character-count="2089"/>
  </office:meta>
</office:document-meta>
</file>